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240DAB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8cm" svg:height="20.999cm" svg:x="0cm" svg:y="-0.254cm">
          <draw:image xlink:href="Pictures/1000000000000640000004B0240DAB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4:20:56.735048301</meta:creation-date>
    <dc:date>2016-05-13T14:23:23.536534216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